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idLayoutManager.getG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idLayoutManager.distributeCells( List &lt; Component &gt; compon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idLayoutManager.registerVariables( LayoutContext layou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idLayoutManager.addRelativeConstraints( LayoutContext layout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GridLayoutManager.addFixedConstraints( LayoutContext layout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GridLayoutManager.distribute( LayoutContext layoutContext , Container contain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GridLayoutManager.collect( LayoutContext layoutContext , Container contain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GridLayoutManager.GridLayoutManager( String columnsString , String rows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